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chtige Geräusche</text:p>
      <text:list xml:id="list1590393837677335883" text:style-name="WWNum1">
        <text:list-item>
          <text:p text:style-name="P1">Würfel <text:s text:c="5"/>[ x ]</text:p>
        </text:list-item>
        <text:list-item>
          <text:p text:style-name="P1">Papier <text:s text:c="5"/>[ x ]</text:p>
        </text:list-item>
        <text:list-item>
          <text:p text:style-name="P1">Anspitzer <text:s text:c="5"/>[ x ]</text:p>
        </text:list-item>
        <text:list-item>
          <text:p text:style-name="P1">Tusch <text:s text:c="5"/>[ <text:s/>]</text:p>
        </text:list-item>
        <text:list-item>
          <text:p text:style-name="P1">Menschenmasse <text:s text:c="5"/>[ <text:s/>]</text:p>
        </text:list-item>
        <text:list-item>
          <text:p text:style-name="P1">Kampfgeräusche <text:s text:c="5"/>[ <text:s/>]</text:p>
        </text:list-item>
        <text:list-item>
          <text:p text:style-name="P1">Spinnengetippel <text:s text:c="5"/>[ <text:s/>]</text:p>
        </text:list-item>
        <text:list-item>
          <text:p text:style-name="P1">Sich aus einem Spinnennetz lösen <text:s text:c="5"/>[ <text:s/>]</text:p>
        </text:list-item>
        <text:list-item>
          <text:p text:style-name="P1">Türklingel <text:s text:c="5"/>[ <text:s/>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ch</meta:initial-creator>
    <meta:editing-cycles>9</meta:editing-cycles>
    <meta:creation-date>2016-05-18T10:36:00</meta:creation-date>
    <dc:date>2016-05-29T14:16:54.57</dc:date>
    <meta:editing-duration>PT12M42S</meta:editing-duration>
    <meta:generator>OpenOffice/4.1.2$Win32 OpenOffice.org_project/412m3$Build-9782</meta:generator>
    <meta:document-statistic meta:table-count="0" meta:image-count="0" meta:object-count="0" meta:page-count="1" meta:paragraph-count="10" meta:word-count="45" meta:character-count="2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